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92192936" text:style-name="L1">
        <text:list-item>
          <text:p text:style-name="P1">Team outline</text:p>
        </text:list-item>
        <text:list-item>
          <text:p text:style-name="P1">EE improvements</text:p>
          <text:list>
            <text:list-item>
              <text:p text:style-name="P1">Reliability</text:p>
            </text:list-item>
            <text:list-item>
              <text:p text:style-name="P1">Kicker Board</text:p>
            </text:list-item>
            <text:list-item>
              <text:p text:style-name="P1">Motor drivers</text:p>
            </text:list-item>
          </text:list>
        </text:list-item>
        <text:list-item>
          <text:p text:style-name="P1">Control Improvements</text:p>
        </text:list-item>
        <text:list-item>
          <text:p text:style-name="P1">Software Improvements</text:p>
          <text:list>
            <text:list-item>
              <text:p text:style-name="P1">vision system<text:tab/></text:p>
            </text:list-item>
            <text:list-item>
              <text:p text:style-name="P1">Rewritten playbook &amp; simulator</text:p>
            </text:list-item>
            <text:list-item>
              <text:p text:style-name="P1">performance improvements</text:p>
            </text:list-item>
          </text:list>
        </text:list-item>
        <text:list-item>
          <text:p text:style-name="P1">hardware improvements</text:p>
          <text:list>
            <text:list-item>
              <text:p text:style-name="P1">solutions to known problems</text:p>
            </text:list-item>
            <text:list-item>
              <text:p text:style-name="P1">increased design modularity</text:p>
            </text:list-item>
            <text:list-item>
              <text:p text:style-name="P1">greater use of standard parts</text:p>
            </text:list-item>
          </text:list>
        </text:list-item>
        <text:list-item>
          <text:p text:style-name="P1">Acknowledgements</text:p>
        </text:list-item>
      </text:list>
      <text:p text:style-name="Standard"/>
      <text:p text:style-name="Standard">Current:</text:p>
      <text:list xml:id="list212668475" text:style-name="L2">
        <text:list-item>
          <text:p text:style-name="P2">Team Outline</text:p>
        </text:list-item>
        <text:list-item>
          <text:p text:style-name="P2">EE</text:p>
          <text:list>
            <text:list-item>
              <text:p text:style-name="P2">solenoid problems and solutions</text:p>
            </text:list-item>
            <text:list-item>
              <text:p text:style-name="P2">twitching problem?</text:p>
            </text:list-item>
          </text:list>
        </text:list-item>
        <text:list-item>
          <text:p text:style-name="P2">Control</text:p>
        </text:list-item>
        <text:list-item>
          <text:p text:style-name="P2">Software</text:p>
        </text:list-item>
        <text:list-item>
          <text:p text:style-name="P2">Hardware</text:p>
          <text:list>
            <text:list-item>
              <text:p text:style-name="P2">redesign dribblers and shield so that they don't fall apart? Wheel wobbliness? </text:p>
            </text:list-item>
            <text:list-item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sa </meta:initial-creator>
    <meta:creation-date>2011-02-13T12:36:05</meta:creation-date>
    <meta:document-statistic meta:table-count="0" meta:image-count="0" meta:object-count="0" meta:page-count="1" meta:paragraph-count="24" meta:word-count="84" meta:character-count="511"/>
    <dc:date>2011-02-13T13:31:43</dc:date>
    <dc:creator>Lisa </dc:creator>
    <meta:editing-duration>PT00H40M28S</meta:editing-duration>
    <meta:editing-cycles>1</meta:editing-cycles>
    <meta:generator>OpenOffice.org/3.2$Linux OpenOffice.org_project/320m12$Build-9483</meta:generator>
  </office:meta>
</office:document-meta>
</file>